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54bd9" officeooo:paragraph-rsid="00054bd9"/>
    </style:style>
    <style:style style:name="P2" style:family="paragraph" style:parent-style-name="Standard" style:list-style-name="L1">
      <style:text-properties officeooo:rsid="00054bd9" officeooo:paragraph-rsid="0006bb48"/>
    </style:style>
    <style:style style:name="P3" style:family="paragraph" style:parent-style-name="Standard" style:list-style-name="L1">
      <style:text-properties officeooo:rsid="0006bb48" officeooo:paragraph-rsid="0006bb48"/>
    </style:style>
    <style:style style:name="P4" style:family="paragraph" style:parent-style-name="Standard" style:list-style-name="L1">
      <style:text-properties officeooo:rsid="0006c905" officeooo:paragraph-rsid="0006c905"/>
    </style:style>
    <style:style style:name="P5" style:family="paragraph" style:parent-style-name="Standard" style:list-style-name="L1">
      <style:text-properties officeooo:rsid="00076909" officeooo:paragraph-rsid="00076909"/>
    </style:style>
    <style:style style:name="P6" style:family="paragraph" style:parent-style-name="Standard" style:list-style-name="L1">
      <style:text-properties officeooo:rsid="0009101e" officeooo:paragraph-rsid="0009101e"/>
    </style:style>
    <style:style style:name="P7" style:family="paragraph" style:parent-style-name="Standard" style:list-style-name="L1">
      <style:text-properties fo:font-weight="bold" officeooo:rsid="00054bd9" officeooo:paragraph-rsid="00054bd9" style:font-weight-asian="bold" style:font-weight-complex="bold"/>
    </style:style>
    <style:style style:name="P8" style:family="paragraph" style:parent-style-name="Standard" style:list-style-name="L1">
      <style:text-properties fo:font-style="italic" officeooo:rsid="0006c905" officeooo:paragraph-rsid="0006c905" style:font-style-asian="italic" style:font-style-complex="italic"/>
    </style:style>
    <style:style style:name="P9" style:family="paragraph" style:parent-style-name="Standard" style:list-style-name="L1">
      <style:text-properties fo:font-style="normal" officeooo:rsid="0009101e" officeooo:paragraph-rsid="0009101e" style:font-style-asian="normal" style:font-style-complex="normal"/>
    </style:style>
    <style:style style:name="P10" style:family="paragraph" style:parent-style-name="Standard" style:list-style-name="L1">
      <style:text-properties officeooo:rsid="000a566f" officeooo:paragraph-rsid="000a566f"/>
    </style:style>
    <style:style style:name="P11" style:family="paragraph" style:parent-style-name="Standard" style:list-style-name="L1">
      <style:text-properties officeooo:rsid="000a6693" officeooo:paragraph-rsid="000a6693"/>
    </style:style>
    <style:style style:name="T1" style:family="text">
      <style:text-properties officeooo:rsid="0006bb48"/>
    </style:style>
    <style:style style:name="T2" style:family="text">
      <style:text-properties officeooo:rsid="000a669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419476954827114833" text:style-name="L1">
        <text:list-item>
          <text:p text:style-name="P1">Abstract</text:p>
        </text:list-item>
        <text:list-item>
          <text:p text:style-name="P7">Introduction</text:p>
          <text:list>
            <text:list-item>
              <text:p text:style-name="P1">Motivation</text:p>
              <text:list>
                <text:list-item>
                  <text:p text:style-name="P1">The solar atmosphere conducts heat</text:p>
                </text:list-item>
                <text:list-item>
                  <text:p text:style-name="P3">Finite-difference</text:p>
                  <text:list>
                    <text:list-item>
                      <text:p text:style-name="P2">Explicit solvers</text:p>
                      <text:list>
                        <text:list-item>
                          <text:p text:style-name="P2">unstable if stepped too quickly</text:p>
                        </text:list-item>
                        <text:list-item>
                          <text:p text:style-name="P2">necessary for massively parallel architectures</text:p>
                        </text:list-item>
                      </text:list>
                    </text:list-item>
                  </text:list>
                </text:list-item>
                <text:list-item>
                  <text:p text:style-name="P1">Parabolic heat conduction</text:p>
                  <text:list>
                    <text:list-item>
                      <text:p text:style-name="P3">classic form of heat conduction</text:p>
                    </text:list-item>
                    <text:list-item>
                      <text:p text:style-name="P1">information travels <text:span text:style-name="T1">infinitely fast</text:span></text:p>
                      <text:list>
                        <text:list-item>
                          <text:p text:style-name="P3">discrete version has non-infinite information travel time</text:p>
                          <text:list>
                            <text:list-item>
                              <text:p text:style-name="P3">still fast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">prohibitive timesteps using explicit discretization</text:p>
                    </text:list-item>
                  </text:list>
                </text:list-item>
              </text:list>
            </text:list-item>
            <text:list-item>
              <text:p text:style-name="P1">Hyperbolic heat conduction</text:p>
              <text:list>
                <text:list-item>
                  <text:p text:style-name="P3">Heat should not really be able to move infinitely fast</text:p>
                  <text:list>
                    <text:list-item>
                      <text:p text:style-name="P3">Modify equations to put upper limits on speed of information.</text:p>
                      <text:list>
                        <text:list-item>
                          <text:p text:style-name="P3">This makes the system hyperbolic</text:p>
                        </text:list-item>
                        <text:list-item>
                          <text:p text:style-name="P4">Introduces an unknown parameter (tau).</text:p>
                        </text:list-item>
                      </text:list>
                    </text:list-item>
                  </text:list>
                </text:list-item>
                <text:list-item>
                  <text:p text:style-name="P3">Numerical considerations</text:p>
                  <text:list>
                    <text:list-item>
                      <text:p text:style-name="P3">artificially reduce speed of information to make computations more tractable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">Background</text:p>
          <text:list>
            <text:list-item>
              <text:p text:style-name="P8">Classification of PDEs</text:p>
              <text:list>
                <text:list-item>
                  <text:p text:style-name="P9">Second-order differential equations</text:p>
                  <text:list>
                    <text:list-item>
                      <text:p text:style-name="P9">general form</text:p>
                    </text:list-item>
                  </text:list>
                </text:list-item>
                <text:list-item>
                  <text:p text:style-name="P4">parabolic</text:p>
                  <text:list>
                    <text:list-item>
                      <text:p text:style-name="P6">definition</text:p>
                    </text:list-item>
                    <text:list-item>
                      <text:p text:style-name="P5">heat equation is the simplest example</text:p>
                    </text:list-item>
                    <text:list-item>
                      <text:p text:style-name="P5">information travels infinitely fast.</text:p>
                      <text:list>
                        <text:list-item>
                          <text:p text:style-name="P5">delta function at t=0 turns into a Gaussian for t&gt;0.</text:p>
                          <text:list>
                            <text:list-item>
                              <text:p text:style-name="P5">Gaussian has infinitely long tails.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">Hyperbolic</text:p>
                  <text:list>
                    <text:list-item>
                      <text:p text:style-name="P6">definition</text:p>
                    </text:list-item>
                    <text:list-item>
                      <text:p text:style-name="P5">wave equation is the simplest example</text:p>
                    </text:list-item>
                    <text:list-item>
                      <text:p text:style-name="P5">information has a maximum propagation speed.</text:p>
                      <text:list>
                        <text:list-item>
                          <text:p text:style-name="P5">Delta function turns into expanding shell of waves</text:p>
                        </text:list-item>
                      </text:list>
                    </text:list-item>
                  </text:list>
                </text:list-item>
                <text:list-item>
                  <text:p text:style-name="P4">elliptic</text:p>
                  <text:list>
                    <text:list-item>
                      <text:p text:style-name="P5">Not discussed here.</text:p>
                    </text:list-item>
                    <text:list-item>
                      <text:p text:style-name="P5">Information can travel backwards in time.</text:p>
                    </text:list-item>
                  </text:list>
                </text:list-item>
              </text:list>
            </text:list-item>
            <text:list-item>
              <text:p text:style-name="P8">Parabolic heat conduction</text:p>
              <text:list>
                <text:list-item>
                  <text:p text:style-name="P6">Define equation</text:p>
                </text:list-item>
                <text:list-item>
                  <text:p text:style-name="P6">separate into first order system</text:p>
                  <text:list>
                    <text:list-item>
                      <text:p text:style-name="P10">known as the parabolic heat conduction system</text:p>
                      <text:list>
                        <text:list-item>
                          <text:p text:style-name="P10">or just the parabolic system</text:p>
                        </text:list-item>
                      </text:list>
                    </text:list-item>
                  </text:list>
                </text:list-item>
                <text:list-item>
                  <text:p text:style-name="P6">Description of behavior</text:p>
                  <text:list>
                    <text:list-item>
                      <text:p text:style-name="P10"><text:soft-page-break/>first-order in time</text:p>
                    </text:list-item>
                    <text:list-item>
                      <text:p text:style-name="P10">show that system is parabolic using definition</text:p>
                    </text:list-item>
                    <text:list-item>
                      <text:p text:style-name="P6">Essentially a blurring operation</text:p>
                    </text:list-item>
                    <text:list-item>
                      <text:p text:style-name="P6">Expression of the second law of thermo</text:p>
                    </text:list-item>
                  </text:list>
                </text:list-item>
              </text:list>
            </text:list-item>
            <text:list-item>
              <text:p text:style-name="P8">Hyperbolic heat conduction</text:p>
              <text:list>
                <text:list-item>
                  <text:p text:style-name="P6">Can be derived from the Fokker-Plank equations?</text:p>
                </text:list-item>
                <text:list-item>
                  <text:p text:style-name="P6">Has been used previously in astrophysics simulations</text:p>
                  <text:list>
                    <text:list-item>
                      <text:p text:style-name="P6">Used by Rempel in MURaM code</text:p>
                    </text:list-item>
                    <text:list-item>
                      <text:p text:style-name="P6">In this work we will attempt to replicate Rempel’s results</text:p>
                    </text:list-item>
                  </text:list>
                </text:list-item>
                <text:list-item>
                  <text:p text:style-name="P6">Define equations</text:p>
                  <text:list>
                    <text:list-item>
                      <text:p text:style-name="P10">known as the hyperbolic heat conduction system</text:p>
                      <text:list>
                        <text:list-item>
                          <text:p text:style-name="P10">or just the hyperbolic system</text:p>
                        </text:list-item>
                      </text:list>
                    </text:list-item>
                    <text:list-item>
                      <text:p text:style-name="P10">New parameter <text:span text:style-name="T2">\</text:span>tau known as the damping timescale.</text:p>
                    </text:list-item>
                  </text:list>
                </text:list-item>
                <text:list-item>
                  <text:p text:style-name="P10">Description of behavior</text:p>
                  <text:list>
                    <text:list-item>
                      <text:p text:style-name="P10">now second-order in time</text:p>
                    </text:list-item>
                    <text:list-item>
                      <text:p text:style-name="P10">show that system is hyperbolic using definition</text:p>
                    </text:list-item>
                    <text:list-item>
                      <text:p text:style-name="P10">Assume constant \kappa and \tau</text:p>
                      <text:list>
                        <text:list-item>
                          <text:p text:style-name="P10">Convert into single second-order PDE</text:p>
                        </text:list-item>
                        <text:list-item>
                          <text:p text:style-name="P10">Find the wave speed.</text:p>
                        </text:list-item>
                      </text:list>
                    </text:list-item>
                  </text:list>
                </text:list-item>
                <text:list-item>
                  <text:p text:style-name="P11">Rempel’s definit</text:p>
                </text:list-item>
              </text:list>
            </text:list-item>
          </text:list>
        </text:list-item>
        <text:list-item>
          <text:p text:style-name="P1">Linear Analysis</text:p>
        </text:list-item>
        <text:list-item>
          <text:p text:style-name="P1">Numerical Analysis</text:p>
        </text:list-item>
        <text:list-item>
          <text:p text:style-name="P1">Results</text:p>
        </text:list-item>
        <text:list-item>
          <text:p text:style-name="P1">Conclusion</text:p>
        </text:list-item>
        <text:list-item>
          <text:p text:style-name="P1">Appendix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1T14:27:46.272884387</meta:creation-date>
    <dc:date>2017-11-21T15:40:17.618796061</dc:date>
    <meta:editing-duration>PT1M10S</meta:editing-duration>
    <meta:editing-cycles>1</meta:editing-cycles>
    <meta:document-statistic meta:table-count="0" meta:image-count="0" meta:object-count="0" meta:page-count="2" meta:paragraph-count="70" meta:word-count="368" meta:character-count="2151" meta:non-whitespace-character-count="1923"/>
    <meta:generator>LibreOffice/5.1.4.2$Linux_X86_64 LibreOffice_project/10m0$Build-2</meta:generator>
  </office:meta>
</office:document-meta>
</file>